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C0000023E08AA96CA1A8C60E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7.245cm" svg:x="0cm" svg:y="0cm">
          <draw:image xlink:href="Pictures/100000010000028C0000023E08AA96CA1A8C60E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.583cm" fo:page-height="17.24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1-12T22:26:56.157838640</dc:date>
    <meta:editing-duration>PT51S</meta:editing-duration>
    <meta:editing-cycles>1</meta:editing-cycles>
    <meta:document-statistic meta:object-count="1"/>
    <meta:generator>LibreOffice/7.3.7.2$Linux_X86_64 LibreOffice_project/30$Build-2</meta:generator>
  </office:meta>
</office:document-meta>
</file>